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71d6e" officeooo:paragraph-rsid="00071d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tchell Reyes</text:p>
      <text:p text:style-name="P1">9/9/15</text:p>
      <text:p text:style-name="P1">CS 302</text:p>
      <text:p text:style-name="P1">Journal 2</text:p>
      <text:p text:style-name="P1"/>
      <text:p text:style-name="P1"><text:tab/>The thing that worked well for this assignment was the template style. It was easy to work with and I can see how efficient it could be for other projects not just in the classroom, but for jobs as well. I think something that also worked well was the implementation of the functions, they were easier to read with the comments given and I was able to understand what to do with them more clearly.</text:p>
      <text:p text:style-name="P1"><text:tab/>The thing that didn't work well for the assignment was trying to find out where I was segfaulting in the program, but that's more individual error than assignment error. Also, I thought some of the syntax for the functions were unnecessary, but I guess they were there to help us learn.</text:p>
      <text:p text:style-name="P1"><text:tab/>The thing I needed help on this assignment was syntax help. Since I haven't seen templates for awhile, I had to get help to review how to write it, but once I saw how to do it, it was pretty easy from that point. Also, some of the functions had some funky syntax to it, but again, once I figured out how to do one of them, it was smooth sailing from there.</text:p>
      <text:p text:style-name="P1"><text:tab/>I learned that templates are very useful. They save a lot of time and resources, but I just have to remember all the things about the syntax of th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23:47:35.718862739</meta:creation-date>
    <dc:date>2015-09-08T23:57:45.270473147</dc:date>
    <meta:editing-duration>P0D</meta:editing-duration>
    <meta:editing-cycles>1</meta:editing-cycles>
    <meta:document-statistic meta:table-count="0" meta:image-count="0" meta:object-count="0" meta:page-count="1" meta:paragraph-count="8" meta:word-count="235" meta:character-count="1227" meta:non-whitespace-character-count="996"/>
    <meta:generator>LibreOffice/4.2.7.2$Linux_X86_64 LibreOffice_project/420m0$Build-2</meta:generator>
  </office:meta>
</office:document-meta>
</file>